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5pt" officeooo:rsid="001c3326" officeooo:paragraph-rsid="0004b8bf" style:font-size-asian="15pt" style:font-size-complex="15pt"/>
    </style:style>
    <style:style style:name="P2" style:family="paragraph" style:parent-style-name="Standard">
      <style:paragraph-properties fo:text-align="justify" style:justify-single-word="false"/>
      <style:text-properties fo:font-size="15pt" officeooo:rsid="001ba090" officeooo:paragraph-rsid="0004b8bf" style:font-size-asian="15pt" style:font-size-complex="15pt"/>
    </style:style>
    <style:style style:name="P3" style:family="paragraph" style:parent-style-name="Standard">
      <style:paragraph-properties fo:text-align="justify" style:justify-single-word="false"/>
      <style:text-properties fo:font-size="15pt" fo:font-weight="bold" officeooo:rsid="001ba090" officeooo:paragraph-rsid="0004b8bf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5pt" fo:font-weight="bold" officeooo:rsid="001c3326" officeooo:paragraph-rsid="0004b8bf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5pt" style:text-underline-style="solid" style:text-underline-width="auto" style:text-underline-color="font-color" fo:font-weight="bold" officeooo:rsid="001c3326" officeooo:paragraph-rsid="0004b8bf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5pt" style:text-underline-style="solid" style:text-underline-width="auto" style:text-underline-color="font-color" fo:font-weight="bold" officeooo:rsid="0004b8bf" officeooo:paragraph-rsid="0004b8bf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5pt" fo:font-style="italic" style:text-underline-style="solid" style:text-underline-width="auto" style:text-underline-color="font-color" officeooo:rsid="001ba090" officeooo:paragraph-rsid="0004b8bf" style:font-size-asian="15pt" style:font-style-asian="italic" style:font-size-complex="15pt" style:font-style-complex="italic"/>
    </style:style>
    <style:style style:name="P8" style:family="paragraph" style:parent-style-name="Standard">
      <style:paragraph-properties fo:text-align="justify" style:justify-single-word="false"/>
      <style:text-properties fo:font-size="15pt" fo:font-weight="bold" officeooo:rsid="001ba090" officeooo:paragraph-rsid="0004b8bf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5pt" fo:font-weight="bold" officeooo:rsid="0005fc4b" officeooo:paragraph-rsid="0005fc4b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5pt" fo:font-weight="bold" officeooo:rsid="0004b8bf" officeooo:paragraph-rsid="0004b8bf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5pt" officeooo:rsid="001c3326" officeooo:paragraph-rsid="0004b8bf" style:font-size-asian="15pt" style:font-size-complex="15pt"/>
    </style:style>
    <style:style style:name="P12" style:family="paragraph" style:parent-style-name="Standard">
      <style:paragraph-properties fo:text-align="justify" style:justify-single-word="false"/>
      <style:text-properties fo:font-size="15pt" style:text-underline-style="solid" style:text-underline-width="auto" style:text-underline-color="font-color" fo:font-weight="bold" officeooo:rsid="0005fc4b" officeooo:paragraph-rsid="0005fc4b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5pt" style:text-underline-style="solid" style:text-underline-width="auto" style:text-underline-color="font-color" fo:font-weight="bold" officeooo:rsid="001c3326" officeooo:paragraph-rsid="0004b8bf" style:font-size-asian="15pt" style:font-weight-asian="bold" style:font-size-complex="15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c3326"/>
    </style:style>
    <style:style style:name="T3" style:family="text">
      <style:text-properties style:text-underline-style="solid" style:text-underline-width="auto" style:text-underline-color="font-color" officeooo:rsid="0005fc4b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officeooo:rsid="0004b8bf"/>
    </style:style>
    <style:style style:name="T6" style:family="text">
      <style:text-properties officeooo:rsid="0005fc4b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style:text-underline-style="none"/>
    </style:style>
    <style:style style:name="T10" style:family="text">
      <style:text-properties fo:font-style="normal" style:text-underline-style="none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5">Ejercicios TEMA</text:span> 6 REPRESENTACIÓN DE LOS TRABAJADORES.</text:p>
      <text:p text:style-name="P2"/>
      <text:p text:style-name="P3"><text:span text:style-name="T5">1</text:span>.Ismael está afiliado a un sindicato de los considerados más representativos a nivel nacional. Una de las discusiones que tiene con sus compañeros es sobre la utilidad de los sindicatos. <text:span text:style-name="T1">Aporta como mínimo dos ejemplos de funciones que desarrollen los sindicatos.</text:span></text:p>
      <text:p text:style-name="P3"><text:span text:style-name="T1"/></text:p>
      <text:p text:style-name="P9"><text:span text:style-name="T1">2.¿A qué se considera sindicatos más representativos en ámbito autonómico?</text:span></text:p>
      <text:p text:style-name="P3"/>
      <text:p text:style-name="P4"><text:span text:style-name="T6">3</text:span>.<text:span text:style-name="T1">¿Qué órgano de representación unitaria podrá constituirse y que número de miembros tendrá?</text:span></text:p>
      <text:p text:style-name="P5"/>
      <text:p text:style-name="P6">Una empresa con 9 trabajadores.</text:p>
      <text:p text:style-name="P6">Una empresa con 99 trabajadores.</text:p>
      <text:p text:style-name="P6">Una empresa con 999 trabajadores</text:p>
      <text:p text:style-name="P6"/>
      <text:p text:style-name="P10"><text:span text:style-name="T3">4</text:span><text:span text:style-name="T1">. Una empresa que cuenta 5.300 trabajadores. </text:span><text:span text:style-name="T2">¿Qué órgano de representación unitaria podrá constituirse y que número de miembros tendrá?</text:span></text:p>
      <text:p text:style-name="P10"><text:span text:style-name="T2"/></text:p>
      <text:p text:style-name="P9"><text:span text:style-name="T2">5. </text:span><text:span text:style-name="T1">¿Quienes serán electores? Y ¿ Quienes serán podrán ser candidatos para <text:s/>ser representantes de los trabajadores?</text:span></text:p>
      <text:p text:style-name="P1"/>
      <text:p text:style-name="P4"><text:span text:style-name="T6">6</text:span>. Juan va a comenzar a trabajar como monitor de tenis en un polideportivo. Le han dicho que en principio le van a hacer un contrato eventual por seis meses. Le gustaría saber qué <text:span text:style-name="T5">duración</text:span> puede tener como máximo este contrato y qué período de prueba ponerle. En la empresa no hay convenio colectivo propio, pero sí existe uno en su comunidad autónoma y otro a nivel nacional.</text:p>
      <text:p text:style-name="P1"/>
      <text:p text:style-name="P1"><text:tab/><text:span text:style-name="T4">a) Indica si el convenio colectivo es la norma correcta para buscar esa información.</text:span></text:p>
      <text:p text:style-name="P5"/>
      <text:p text:style-name="P5"><text:span text:style-name="T10"><text:tab/></text:span>b) Indica qué convenio colectivo se aplicaría a la relación laboral entre Juan y su empresa.</text:p>
      <text:p text:style-name="P5"/>
      <text:p text:style-name="P5"><text:span text:style-name="T6">7</text:span>. Un empresario, tras sufrir sabotajes en su empresa de manera habitual, se plantea su cierre para evitar daños graves tanto a sus instalaciones como a sus empleados mientras persistan actos de este tipo.</text:p>
      <text:p text:style-name="P5"/>
      <text:p text:style-name="P5"><text:span text:style-name="T9"><text:tab/></text:span>a) ¿ La causa es suficiente para decretar el cierre patronal?</text:p>
      <text:p text:style-name="P5"><text:soft-page-break/></text:p>
      <text:p text:style-name="P5"><text:span text:style-name="T9"><text:tab/></text:span>b) ¿ Cómo repercutirá en el trabajador si durante el tiempo de cierre inicia una incapacidad temporal?</text:p>
      <text:p text:style-name="P1"/>
      <text:p text:style-name="P12">8. ¿ Cuál es el procedimiento para declarar la huelga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3:43:35.015416823</meta:creation-date>
    <dc:date>2018-01-26T13:33:51.749627092</dc:date>
    <meta:editing-duration>PT13M2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16" meta:word-count="293" meta:character-count="1806" meta:non-whitespace-character-count="1524"/>
  </office:meta>
</office:document-meta>
</file>